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9">
      <style:text-properties fo:font-size="10pt" style:font-size-asian="10pt" style:font-size-complex="10pt"/>
    </style:style>
    <style:style style:name="ce10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">
      <style:text-properties fo:font-size="10pt" style:font-size-asian="10pt" style:font-size-complex="10pt"/>
    </style:style>
    <style:style style:name="ce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3" table:default-cell-style-name="ce5"/>
        <table:table-column table:style-name="co1" table:default-cell-style-name="ce11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Лист1.J26" table:end-x="0.4118in" table:end-y="0.072in" draw:z-index="0" draw:style-name="gr1" svg:width="4.6417in" svg:height="4.3059in" svg:x="0.2154in" svg:y="0.0197in">
              <draw:object draw:notify-on-update-of-ranges="Лист1.A4:Лист1.A15 Лист1.B3:Лист1.B3 Лист1.B4:Лист1.B15 Лист1.C3:Лист1.C3 Лист1.C4:Лист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Месяц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8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Январь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9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Февраль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9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Иарт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9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Апрель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9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Май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9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Июнь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9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Июль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9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Август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9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Сентябрь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9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ктябрь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9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Ноябрь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9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Декабрь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9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0" table:formula="of:=ROUND([.C16]/[.B16]-1;2)" office:value-type="percentage" office:value="0.16">
            <text:p>16.0%</text:p>
          </table:table-cell>
          <table:table-cell table:style-name="ce12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7/07/2014</text:date>, <text:time>16:3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7T16:32:02</dc:date>
    <meta:editing-duration>PT01H29M15S</meta:editing-duration>
    <meta:editing-cycles>17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Лист1.A3:Лист1.C15" chart:data-source-has-labels="both" svg:x="0.269cm" svg:y="0.218cm" svg:width="9.776cm" svg:height="10.267cm">
          <chart:axis chart:dimension="x" chart:name="primary-x" chart:style-name="ch4">
            <chart:title svg:x="4.964cm" svg:y="10.131cm" chart:style-name="ch5">
              <text:p>Месяц</text:p>
            </chart:title>
            <chart:categories table:cell-range-address="Лист1.A4:Лист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Лист1.B4:Лист1.B15" chart:label-cell-address="Лист1.B3:Лист1.B3" chart:class="chart:bar">
            <chart:data-point chart:repeated="12"/>
          </chart:series>
          <chart:series chart:style-name="ch10" chart:values-cell-range-address="Лист1.C4:Лист1.C15" chart:label-cell-address="Лист1.C3:Лист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Лист1.B3:Лист1.B3">2013</text:p>
              </table:table-cell>
              <table:table-cell office:value-type="string">
                <text:p text:id="Лист1.C3:Лист1.C3">2014</text:p>
              </table:table-cell>
            </table:table-row>
          </table:table-header-rows>
          <table:table-rows>
            <table:table-row>
              <table:table-cell office:value-type="string">
                <text:p text:id="Лист1.A4:Лист1.A15">Январь </text:p>
              </table:table-cell>
              <table:table-cell office:value-type="float" office:value="20">
                <text:p text:id="Лист1.B4:Лист1.B15">20</text:p>
              </table:table-cell>
              <table:table-cell office:value-type="float" office:value="24">
                <text:p text:id="Лист1.C4:Лист1.C15">24</text:p>
              </table:table-cell>
            </table:table-row>
            <table:table-row>
              <table:table-cell office:value-type="string">
                <text:p>Февраль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Иарт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Апрель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Май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Июнь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Июль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Август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Сентябрь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ктябрь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Ноябрь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Декабрь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